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1.0.0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ntacion para <text:a xlink:href="https://semver.org/spec/v1.0.0.html" xlink:type="simple">https://semver.org/spec/v1.0.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2.0.0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metacion para <text:a xlink:href="https://semver.org/spec/v2.0.0.html" xlink:type="simple">https://semver.org/spec/v2.0.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Default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Usar v2 por defau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cional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documetacion debe ser aptivad por paramtrso de configura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opcinales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deven ser activadas por parametro de configurac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de backward-compatible</text:p>
          </table:table-cell>
          <table:table-cell table:style-name="ce1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La compatibilidad se debe asegurar para la version major, por lo que se hace pruebas excliusivamente para la version maj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atory</text:p>
          </table:table-cell>
          <table:table-cell office:value-type="string" calcext:value-type="string">
            <text:p>Eliminar semver::v100::Build class</text:p>
          </table:table-cell>
          <table:table-cell table:style-name="ce3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Redundate ya que no se usa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ry</text:p>
          </table:table-cell>
          <table:table-cell office:value-type="string" calcext:value-type="string">
            <text:p>Separar los comparadores de semver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En busca de un procedimiento mas generic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Refactry</text:p>
          </table:table-cell>
          <table:table-cell office:value-type="string" calcext:value-type="string">
            <text:p>Convertir a C las fucniones de conversion de cadena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Para una uso mas generico una funcion estadar en C que sea llamada tanto por C++, com por python y Java tendria un factor de compatibilidad mayo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efactry</text:p>
          </table:table-cell>
          <table:table-cell office:value-type="string" calcext:value-type="string">
            <text:p>Separando codigo generico de codigo espeifico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9/dic/20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14:14:06.5779647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19-12-30T19:30:24.845613317</dc:date>
    <meta:editing-duration>PT19H22M32S</meta:editing-duration>
    <meta:editing-cycles>19</meta:editing-cycles>
    <meta:generator>LibreOffice/6.0.7.3$Linux_X86_64 LibreOffice_project/00m0$Build-3</meta:generator>
    <meta:document-statistic meta:table-count="1" meta:cell-count="70" meta:object-count="0"/>
  </office:meta>
</office:document-meta>
</file>